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28" style:family="table">
      <style:table-properties style:width="16.272cm" fo:margin-left="0.247cm" fo:margin-right="0.48cm" table:align="margins"/>
    </style:style>
    <style:style style:name="Taula28.A" style:family="table-column">
      <style:table-column-properties style:column-width="16.272cm" style:rel-column-width="65535*"/>
    </style:style>
    <style:style style:name="Taula28.1" style:family="table-row">
      <style:table-row-properties style:row-height="1.138cm"/>
    </style:style>
    <style:style style:name="Taula28.A1" style:family="table-cell">
      <style:table-cell-properties style:vertical-align="bottom" fo:background-color="#b3b3b3" fo:padding="0.097cm" fo:border="0.002cm solid #000000">
        <style:background-image/>
      </style:table-cell-properties>
    </style:style>
    <style:style style:name="Taula28.A2" style:family="table-cell">
      <style:table-cell-properties fo:padding="0.097cm" fo:border-left="0.002cm solid #000000" fo:border-right="0.002cm solid #000000" fo:border-top="none" fo:border-bottom="0.002cm solid #000000"/>
    </style:style>
    <style:style style:name="Taula28.5" style:family="table-row">
      <style:table-row-properties style:min-row-height="0.984cm"/>
    </style:style>
    <style:style style:name="Taula13" style:family="table">
      <style:table-properties style:width="16.999cm" table:align="margins"/>
    </style:style>
    <style:style style:name="Taula13.A" style:family="table-column">
      <style:table-column-properties style:column-width="16.999cm" style:rel-column-width="65535*"/>
    </style:style>
    <style:style style:name="Taula13.A1" style:family="table-cell">
      <style:table-cell-properties fo:background-color="#cccccc" fo:padding="0.097cm" fo:border="0.002cm solid #000000">
        <style:background-image/>
      </style:table-cell-properties>
    </style:style>
    <style:style style:name="Taula13.A2" style:family="table-cell">
      <style:table-cell-properties fo:padding="0.097cm" fo:border-left="0.002cm solid #000000" fo:border-right="0.002cm solid #000000" fo:border-top="none" fo:border-bottom="0.002cm solid #000000"/>
    </style:style>
    <style:style style:name="Taula1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4" style:family="table">
      <style:table-properties style:width="16.524cm" fo:margin-left="0.196cm" fo:margin-right="0.279cm" table:align="margins"/>
    </style:style>
    <style:style style:name="Taula14.A" style:family="table-column">
      <style:table-column-properties style:column-width="1.401cm" style:rel-column-width="5556*"/>
    </style:style>
    <style:style style:name="Taula14.B" style:family="table-column">
      <style:table-column-properties style:column-width="13.261cm" style:rel-column-width="52594*"/>
    </style:style>
    <style:style style:name="Taula14.C" style:family="table-column">
      <style:table-column-properties style:column-width="1.863cm" style:rel-column-width="7385*"/>
    </style:style>
    <style:style style:name="Taula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4.C1" style:family="table-cell">
      <style:table-cell-properties fo:background-color="#b3b3b3" fo:padding="0.097cm" fo:border="0.002cm solid #000000">
        <style:background-image/>
      </style:table-cell-properties>
    </style:style>
    <style:style style:name="Taula14.A2" style:family="table-cell">
      <style:table-cell-properties style:vertical-align="middle" fo:padding="0.097cm" fo:border-left="0.002cm solid #000000" fo:border-right="none" fo:border-top="none" fo:border-bottom="0.002cm solid #000000"/>
    </style:style>
    <style:style style:name="Taula14.B2" style:family="table-cell">
      <style:table-cell-properties fo:padding="0.097cm" fo:border-left="0.002cm solid #000000" fo:border-right="none" fo:border-top="none" fo:border-bottom="0.002cm solid #000000"/>
    </style:style>
    <style:style style:name="Taula14.C2" style:family="table-cell">
      <style:table-cell-properties style:vertical-align="middle" fo:padding="0.097cm" fo:border-left="0.002cm solid #000000" fo:border-right="0.002cm solid #000000" fo:border-top="none" fo:border-bottom="0.002cm solid #000000"/>
    </style:style>
    <style:style style:name="Taula14.C4" style:family="table-cell">
      <style:table-cell-properties fo:padding="0.097cm" fo:border-left="0.002cm solid #000000" fo:border-right="0.002cm solid #000000" fo:border-top="none" fo:border-bottom="0.002cm solid #000000"/>
    </style:style>
    <style:style style:name="Taula4" style:family="table">
      <style:table-properties style:width="16.545cm" fo:margin-left="0.152cm" fo:margin-right="0.302cm" table:align="margins"/>
    </style:style>
    <style:style style:name="Taula4.A" style:family="table-column">
      <style:table-column-properties style:column-width="4.978cm" style:rel-column-width="19715*"/>
    </style:style>
    <style:style style:name="Taula4.B" style:family="table-column">
      <style:table-column-properties style:column-width="11.568cm" style:rel-column-width="45820*"/>
    </style:style>
    <style:style style:name="Taula4.A1" style:family="table-cell">
      <style:table-cell-properties fo:background-color="#b3b3b3"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4.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5" style:family="table">
      <style:table-properties style:width="16.545cm" fo:margin-left="0.152cm" fo:margin-right="0.302cm" table:align="margins"/>
    </style:style>
    <style:style style:name="Taula5.A" style:family="table-column">
      <style:table-column-properties style:column-width="4.978cm" style:rel-column-width="19715*"/>
    </style:style>
    <style:style style:name="Taula5.B" style:family="table-column">
      <style:table-column-properties style:column-width="11.568cm" style:rel-column-width="45820*"/>
    </style:style>
    <style:style style:name="Taula5.A1" style:family="table-cell">
      <style:table-cell-properties fo:background-color="#b3b3b3"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5.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_20_2">
      <style:text-properties fo:language="ca" fo:country="ES"/>
    </style:style>
    <style:style style:name="P2" style:family="paragraph" style:parent-style-name="Text_20_body">
      <style:text-properties fo:language="ca" fo:country="ES"/>
    </style:style>
    <style:style style:name="P3" style:family="paragraph" style:parent-style-name="Text_20_body">
      <style:paragraph-properties fo:text-align="justify" style:justify-single-word="false"/>
      <style:text-properties style:font-name="Arial" fo:language="ca" fo:country="ES"/>
    </style:style>
    <style:style style:name="P4" style:family="paragraph" style:parent-style-name="Heading_20_3">
      <style:paragraph-properties fo:text-align="center" style:justify-single-word="false"/>
      <style:text-properties style:font-name="Arial" fo:font-size="12pt" fo:language="ca" fo:country="ES" style:font-size-asian="12pt" style:font-size-complex="12pt"/>
    </style:style>
    <style:style style:name="P5" style:family="paragraph" style:parent-style-name="Text_20_body" style:list-style-name="L2">
      <style:text-properties style:font-name="Arial" fo:font-size="9pt" fo:language="ca" fo:country="ES" style:font-size-asian="9pt" style:font-size-complex="9pt"/>
    </style:style>
    <style:style style:name="P6" style:family="paragraph" style:parent-style-name="Text_20_body" style:list-style-name="L3">
      <style:text-properties style:font-name="Arial" fo:font-size="9pt" fo:language="ca" fo:country="ES" style:font-size-asian="9pt" style:font-size-complex="9pt"/>
    </style:style>
    <style:style style:name="P7" style:family="paragraph" style:parent-style-name="Text_20_body" style:list-style-name="L4">
      <style:text-properties style:font-name="Arial" fo:font-size="9pt" fo:language="ca" fo:country="ES" style:font-size-asian="9pt" style:font-size-complex="9pt"/>
    </style:style>
    <style:style style:name="P8" style:family="paragraph" style:parent-style-name="Heading_20_3">
      <style:text-properties fo:language="ca" fo:country="ES"/>
    </style:style>
    <style:style style:name="P9" style:family="paragraph" style:parent-style-name="Table_20_Heading">
      <style:paragraph-properties fo:text-align="start" style:justify-single-word="false"/>
      <style:text-properties fo:language="ca" fo:country="ES"/>
    </style:style>
    <style:style style:name="P10"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1" style:family="paragraph" style:parent-style-name="Table_20_Contents" style:list-style-name="L5">
      <style:paragraph-properties fo:line-height="150%" fo:text-align="justify" style:justify-single-word="false"/>
      <style:text-properties style:font-name="Arial" fo:font-size="9pt" fo:language="ca" fo:country="ES" style:font-size-asian="9pt" style:font-size-complex="9pt"/>
    </style:style>
    <style:style style:name="P12" style:family="paragraph" style:parent-style-name="Table_20_Contents" style:list-style-name="L6">
      <style:paragraph-properties fo:line-height="150%" fo:text-align="justify" style:justify-single-word="false"/>
      <style:text-properties style:font-name="Arial" fo:font-size="9pt" fo:language="ca" fo:country="ES" style:font-size-asian="9pt" style:font-size-complex="9pt"/>
    </style:style>
    <style:style style:name="P13"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list-style-name="L7">
      <style:paragraph-properties fo:line-height="150%" fo:text-align="justify" style:justify-single-word="false" fo:hyphenation-ladder-count="no-limit" style:snap-to-layout-grid="false"/>
      <style:text-properties style:font-name="Arial" fo:font-size="9pt" fo:letter-spacing="-0.005cm" fo:language="ca" fo:country="ES" fo:font-weight="normal" style:font-size-asian="9pt" style:font-weight-asian="normal" style:font-size-complex="9pt" style:font-weight-complex="normal" fo:hyphenate="false" fo:hyphenation-remain-char-count="2" fo:hyphenation-push-char-count="2"/>
    </style:style>
    <style:style style:name="P15" style:family="paragraph" style:parent-style-name="Table_20_Contents" style:list-style-name="L8">
      <style:paragraph-properties fo:line-height="150%" fo:text-align="justify" style:justify-single-word="false"/>
      <style:text-properties style:font-name="Arial" fo:font-size="9pt" fo:language="ca" fo:country="ES" style:font-size-asian="9pt" style:font-size-complex="9pt"/>
    </style:style>
    <style:style style:name="P16" style:family="paragraph" style:parent-style-name="Table_20_Heading">
      <style:paragraph-properties fo:text-align="start" style:justify-single-word="false"/>
    </style:style>
    <style:style style:name="P17" style:family="paragraph" style:parent-style-name="Table_20_Contents" style:list-style-name="L9">
      <style:paragraph-properties fo:line-height="150%" fo:text-align="justify" style:justify-single-word="false"/>
      <style:text-properties style:font-name="Arial" fo:font-size="9pt" fo:language="ca" fo:country="ES" style:font-size-asian="9pt" style:font-size-complex="9pt"/>
    </style:style>
    <style:style style:name="P18" style:family="paragraph" style:parent-style-name="Table_20_Heading">
      <style:text-properties fo:language="ca" fo:country="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1" style:family="paragraph" style:parent-style-name="Table_20_Contents">
      <style:paragraph-properties fo:text-align="center" style:justify-single-word="false"/>
      <style:text-properties fo:language="ca" fo:country="ES"/>
    </style:style>
    <style:style style:name="P22" style:family="paragraph" style:parent-style-name="Table_20_Contents" style:list-style-name="L10">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 style:family="paragraph" style:parent-style-name="Table_20_Contents" style:list-style-name="L11">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4" style:family="paragraph" style:parent-style-name="Table_20_Contents" style:list-style-name="L1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 style:family="paragraph" style:parent-style-name="Table_20_Contents" style:list-style-name="L1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27" style:family="paragraph" style:parent-style-name="Table_20_Contents" style:list-style-name="L12">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8" style:family="paragraph" style:parent-style-name="Table_20_Contents">
      <style:paragraph-properties fo:line-height="150%" fo:text-align="center" style:justify-single-word="false"/>
    </style:style>
    <style:style style:name="P29" style:family="paragraph" style:parent-style-name="Table_20_Contents">
      <style:paragraph-properties fo:text-align="end" style:justify-single-word="false"/>
      <style:text-properties style:font-name="Arial" fo:font-weight="bold" style:font-weight-asian="bold" style:font-weight-complex="bold"/>
    </style:style>
    <style:style style:name="P30" style:family="paragraph" style:parent-style-name="Table_20_Contents">
      <style:paragraph-properties fo:text-align="center" style:justify-single-word="false"/>
      <style:text-properties fo:language="ca" fo:country="ES" fo:font-weight="bold" style:font-weight-asian="bold" style:font-weight-complex="bold"/>
    </style:style>
    <style:style style:name="P31" style:family="paragraph" style:parent-style-name="Text_20_body">
      <style:paragraph-properties fo:line-height="150%"/>
      <style:text-properties fo:language="ca" fo:country="ES"/>
    </style:style>
    <style:style style:name="P32"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33" style:family="paragraph" style:parent-style-name="Text_20_body" style:list-style-name="L13">
      <style:paragraph-properties fo:line-height="150%" fo:text-align="justify" style:justify-single-word="false"/>
      <style:text-properties style:font-name="Arial" fo:language="ca" fo:country="ES" fo:font-weight="bold" style:font-weight-asian="bold" style:font-weight-complex="bold"/>
    </style:style>
    <style:style style:name="P34" style:family="paragraph" style:parent-style-name="Text_20_body" style:list-style-name="L13">
      <style:paragraph-properties fo:line-height="150%" fo:text-align="justify" style:justify-single-word="false"/>
    </style:style>
    <style:style style:name="P35" style:family="paragraph" style:parent-style-name="Text_20_body" style:list-style-name="L14">
      <style:paragraph-properties fo:line-height="150%" fo:text-align="justify" style:justify-single-word="false"/>
      <style:text-properties style:font-name="Arial" fo:language="ca" fo:country="ES" fo:font-weight="normal" style:font-weight-asian="normal" style:font-weight-complex="normal"/>
    </style:style>
    <style:style style:name="P36" style:family="paragraph" style:parent-style-name="Heading_20_3">
      <style:paragraph-properties fo:line-height="150%"/>
      <style:text-properties fo:language="ca" fo:country="ES"/>
    </style:style>
    <style:style style:name="P37" style:family="paragraph" style:parent-style-name="Text_20_body">
      <style:paragraph-properties fo:line-height="150%"/>
      <style:text-properties fo:language="ca" fo:country="ES" fo:font-weight="bold" style:font-weight-asian="bold" style:font-weight-complex="bold"/>
    </style:style>
    <style:style style:name="P38" style:family="paragraph" style:parent-style-name="Text_20_body" style:list-style-name="L15">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9" style:family="paragraph" style:parent-style-name="Text_20_body">
      <style:paragraph-properties fo:line-height="150%"/>
      <style:text-properties fo:font-weight="bold" style:font-weight-asian="bold" style:font-weight-complex="bold"/>
    </style:style>
    <style:style style:name="P40"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1"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42" style:family="paragraph" style:parent-style-name="Text_20_body" style:list-style-name="L16">
      <style:paragraph-properties fo:line-height="150%" fo:text-align="center" style:justify-single-word="false"/>
      <style:text-properties fo:language="ca" fo:country="ES" fo:font-weight="normal" style:font-weight-asian="normal" style:font-weight-complex="normal"/>
    </style:style>
    <style:style style:name="P43" style:family="paragraph" style:parent-style-name="Text_20_body">
      <style:paragraph-properties fo:line-height="150%" fo:text-align="start" style:justify-single-word="false" fo:break-before="page"/>
      <style:text-properties style:font-name="Arial" fo:language="ca" fo:country="ES" fo:font-weight="bold" fo:background-color="transparent" style:font-weight-asian="bold" style:font-weight-complex="bold"/>
    </style:style>
    <style:style style:name="P44" style:family="paragraph" style:parent-style-name="Table_20_Heading">
      <style:text-properties style:font-name="ARial" fo:language="ca" fo:country="ES"/>
    </style:style>
    <style:style style:name="P45" style:family="paragraph" style:parent-style-name="Table_20_Heading">
      <style:paragraph-properties fo:text-align="start" style:justify-single-word="false"/>
      <style:text-properties style:font-name="ARial" fo:language="ca" fo:country="ES"/>
    </style:style>
    <style:style style:name="P46" style:family="paragraph" style:parent-style-name="Table_20_Contents">
      <style:text-properties style:font-name="ARial" fo:language="ca" fo:country="ES"/>
    </style:style>
    <style:style style:name="P47" style:family="paragraph" style:parent-style-name="Table_20_Heading">
      <style:paragraph-properties fo:text-align="center" style:justify-single-word="false"/>
      <style:text-properties style:font-name="ARial" fo:language="ca" fo:country="ES"/>
    </style:style>
    <style:style style:name="P48" style:family="paragraph" style:parent-style-name="Table_20_Contents" style:list-style-name="L17">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50" style:family="paragraph" style:parent-style-name="Table_20_Heading" style:list-style-name="L18">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1"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style:font-style-complex="italic" fo:hyphenate="false" fo:hyphenation-remain-char-count="2" fo:hyphenation-push-char-count="2"/>
    </style:style>
    <style:style style:name="P52" style:family="paragraph" style:parent-style-name="Table_20_Heading" style:list-style-name="L19">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53" style:family="paragraph" style:parent-style-name="Table_20_Heading">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4" style:family="paragraph" style:parent-style-name="Table_20_Heading" style:list-style-name="L20">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55" style:family="paragraph" style:parent-style-name="Table_20_Heading" style:list-style-name="L21">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6" style:family="paragraph" style:parent-style-name="Standard">
      <style:paragraph-properties fo:break-before="page"/>
    </style:style>
    <style:style style:name="P57" style:family="paragraph" style:parent-style-name="Table_20_Contents" style:list-style-name="L22">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58" style:family="paragraph" style:parent-style-name="Table_20_Heading" style:list-style-name="L2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9" style:family="paragraph" style:parent-style-name="Table_20_Heading" style:list-style-name="L23">
      <style:paragraph-properties fo:margin-left="-1.251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0" style:family="paragraph" style:parent-style-name="Table_20_Heading" style:list-style-name="L24">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1" style:family="paragraph" style:parent-style-name="Table_20_Heading" style:list-style-name="L25">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2" style:family="paragraph" style:parent-style-name="Table_20_Heading" style:list-style-name="L26">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Arial" fo:language="ca" fo:country="ES"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style:font-name="Arial" fo:language="ca" fo:country="ES" fo:font-weight="normal" style:font-weight-asian="normal" style:font-weight-complex="normal"/>
    </style:style>
    <style:style style:name="T8" style:family="text">
      <style:text-properties style:font-name="Arial" fo:language="ca" fo:country="ES" fo:font-style="italic" fo:font-weight="normal" style:font-style-asian="italic" style:font-weight-asian="normal" style:font-style-complex="italic" style:font-weight-complex="normal"/>
    </style:style>
    <style:style style:name="T9" style:family="text">
      <style:text-properties style:font-name="Arial" fo:font-size="12pt" fo:language="ca" fo:country="ES" fo:font-weight="normal" style:font-size-asian="12pt" style:font-weight-asian="normal" style:font-size-complex="12pt" style:font-weight-complex="normal"/>
    </style:style>
    <style:style style:name="T10" style:family="text">
      <style:text-properties style:font-name="Arial" fo:font-weight="bold" style:font-weight-asian="bold" style:font-weight-complex="bold"/>
    </style:style>
    <style:style style:name="T11" style:family="text">
      <style:text-properties style:font-name="Ari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05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05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05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is-list-header="true">UNITAT DIDÀCTICA Nº 4. Administració i utilització d'un sistema operatiu de xarxa local</text:h>
      <text:p text:style-name="P2"/>
      <text:p text:style-name="P3">En finalitzar aquesta unitat els alumnes han de ser capaços d'assolir els següents:</text:p>
      <table:table table:name="Taula28" table:style-name="Taula28">
        <table:table-column table:style-name="Taula28.A"/>
        <table:table-header-rows>
          <table:table-row table:style-name="Taula28.1">
            <table:table-cell table:style-name="Taula28.A1" office:value-type="string">
              <text:h text:style-name="P4" text:outline-level="3" text:is-list-header="true">Objectius terminals</text:h>
            </table:table-cell>
          </table:table-row>
        </table:table-header-rows>
        <table:table-row>
          <table:table-cell table:style-name="Taula28.A2" office:value-type="string">
            <text:list text:style-name="L2">
              <text:list-item>
                <text:p text:style-name="P5">Interpretar els procediments que garanteixen la seguretat, la integritat i la confidencialitat de la informació d'usuari en un sistema de xarxa.</text:p>
              </text:list-item>
            </text:list>
          </table:table-cell>
        </table:table-row>
        <table:table-row>
          <table:table-cell table:style-name="Taula28.A2" office:value-type="string">
            <text:list text:style-name="L3">
              <text:list-item>
                <text:p text:style-name="P6">Determinar en la instal·lació d'una xarxa les mesures de seguretat que s'han d'establir per garantir la integritat, la confidencialitat i la disponibilitat de la informació existent.</text:p>
              </text:list-item>
            </text:list>
          </table:table-cell>
        </table:table-row>
        <table:table-row>
          <table:table-cell table:style-name="Taula28.A2" office:value-type="string">
            <text:list text:style-name="L3">
              <text:list-item text:start-value="1">
                <text:p text:style-name="P6">Instal·lar el maquinari i el programari base en un entorn en xarxa i en un mitjà de transmissió ja instal·lat, segons les especificacions i el pla establert, amb l'ús de la documentació del programari i maquinari.</text:p>
              </text:list-item>
            </text:list>
          </table:table-cell>
        </table:table-row>
        <table:table-row table:style-name="Taula28.5">
          <table:table-cell table:style-name="Taula28.A2" office:value-type="string">
            <text:list text:style-name="L4">
              <text:list-item>
                <text:p text:style-name="P7">Crear volums, sistemes d'arxius, servidors de fitxers, d'impressió i de comunicacions, en cada estació de treball, segons els requeriments proposats i la composició del sistema.</text:p>
              </text:list-item>
            </text:list>
          </table:table-cell>
        </table:table-row>
        <table:table-row>
          <table:table-cell table:style-name="Taula28.A2" office:value-type="string">
            <text:list text:style-name="L2">
              <text:list-item text:start-value="1">
                <text:p text:style-name="P5">Dissenyar procediments per garantir la seguretat, integritat i confidencialitat de la informació en una xarxa.</text:p>
              </text:list-item>
            </text:list>
          </table:table-cell>
        </table:table-row>
        <table:table-row>
          <table:table-cell table:style-name="Taula28.A2" office:value-type="string">
            <text:list text:style-name="L2">
              <text:list-item text:start-value="1">
                <text:p text:style-name="P5">Organitzar permisos d'accés i d'ús de la informació i disponibilitat de recursos de la xarxa per a tots els usuaris.</text:p>
              </text:list-item>
            </text:list>
          </table:table-cell>
        </table:table-row>
        <table:table-row>
          <table:table-cell table:style-name="Taula28.A2" office:value-type="string">
            <text:list text:style-name="L2">
              <text:list-item text:start-value="1">
                <text:p text:style-name="P5">Instal·lar el programari per a la prevenció d'errades que afectin a la integritat de les dades i a la lògica dels processos, segons les instruccions dels manuals.</text:p>
              </text:list-item>
            </text:list>
          </table:table-cell>
        </table:table-row>
      </table:table>
      <text:h text:style-name="P8" text:outline-level="3" text:is-list-header="true">Continguts</text:h>
      <text:p text:style-name="P2"/>
      <table:table table:name="Taula13" table:style-name="Taula13">
        <table:table-column table:style-name="Taula13.A"/>
        <table:table-header-rows>
          <table:table-row>
            <table:table-cell table:style-name="Taula13.A1" office:value-type="string">
              <text:p text:style-name="P9">Fets, conceptes i sistemes conceptuals</text:p>
            </table:table-cell>
          </table:table-row>
        </table:table-header-rows>
        <table:table-row>
          <table:table-cell table:style-name="Taula13.A2" office:value-type="string">
            <text:p text:style-name="P10">Bàsics:</text:p>
            <text:list text:style-name="L5">
              <text:list-item>
                <text:p text:style-name="P11">L'administrador de la xarxa. Funcions i responsabilitats principals. </text:p>
              </text:list-item>
              <text:list-item>
                <text:p text:style-name="P11">Organització de la xarxa: serveis de xarxa, estacions clients, estacions lleugeres, servidors, etc.</text:p>
              </text:list-item>
              <text:list-item>
                <text:p text:style-name="P11">El sistema d'accés a la xarxa: Assignacions de noms i adreces, comptes d'usuari, drets d'accés, perfils dels usuaris.</text:p>
              </text:list-item>
              <text:list-item>
                <text:p text:style-name="P11">Gestió dels serveis: gestió dels discos, gestió de fitxers, gestió de les impressores, configuració del correu electrònic i configuració del servei de fax.</text:p>
              </text:list-item>
              <text:list-item>
                <text:p text:style-name="P11">Control remot de la xarxa. Accés mitjançant consoles remotes.</text:p>
              </text:list-item>
              <text:list-item>
                <text:p text:style-name="P11">Optimització de la xarxa. Anàlisi de problemes i mesures correctores.</text:p>
              </text:list-item>
              <text:list-item>
                <text:p text:style-name="P11">Documentació del sistema.</text:p>
              </text:list-item>
            </text:list>
            <text:p text:style-name="P10">Complementaris:</text:p>
            <text:list text:style-name="L6">
              <text:list-item>
                <text:p text:style-name="P12">Utilitats i comandaments accessibles tant per a l'administrador del sistema com per als usuaris.</text:p>
              </text:list-item>
            </text:list>
          </table:table-cell>
        </table:table-row>
        <table:table-row>
          <table:table-cell table:style-name="Taula13.A3" office:value-type="string">
            <text:p text:style-name="P9">Procedimentals</text:p>
          </table:table-cell>
        </table:table-row>
        <table:table-row>
          <table:table-cell table:style-name="Taula13.A2" office:value-type="string">
            <text:p text:style-name="P13">Bàsics:</text:p>
            <text:list text:style-name="L7">
              <text:list-item>
                <text:p text:style-name="P14">Descriure els component d'un sistema de xarxa: serveis de la xarxa, estacions clients, connexions externes a la xarxa.</text:p>
              </text:list-item>
              <text:list-item>
                <text:p text:style-name="P14">Descriure, manejar i interpretar els procediments generals per administrar una xarxa d'àrea local.</text:p>
              </text:list-item>
              <text:list-item>
                <text:p text:style-name="P14">realitzar una bona gestió dels serveis de xarxa: gestió de discos i sistemes de fitxers, gestió de les impressores, configuració del correu electrònic, servei de fax, etc.</text:p>
              </text:list-item>
              <text:list-item>
                <text:p text:style-name="P14">Realitzar el control remot de la xarxa.</text:p>
              </text:list-item>
              <text:list-item>
                <text:p text:style-name="P14">Elaborar una optimització de la xarxa, mitjançant l'anàlisi de problemes i mesures correctores, l'ús de protocols per a la gestió de xarxes, etc.</text:p>
              </text:list-item>
              <text:list-item>
                <text:p text:style-name="P14">Manejar i interpretar els manuals i el material bibliogràfic del sistema de xarxa.</text:p>
              </text:list-item>
            </text:list>
            <text:p text:style-name="P13">Complementaris:</text:p>
            <text:list text:style-name="L8">
              <text:list-item>
                <text:p text:style-name="P15">Observar dos casos d'estudi per al disseny de xarxes, en una petita organització i en una organització mitjana.</text:p>
              </text:list-item>
            </text:list>
          </table:table-cell>
        </table:table-row>
        <table:table-row>
          <table:table-cell table:style-name="Taula13.A3" office:value-type="string">
            <text:p text:style-name="P16">Actitudinals</text:p>
          </table:table-cell>
        </table:table-row>
        <table:table-row>
          <table:table-cell table:style-name="Taula13.A2" office:value-type="string">
            <text:list text:style-name="L9">
              <text:list-item>
                <text:p text:style-name="P17">Valorar la importància de l'administració d'una xarxa, davant la responsabilitat que suposa la protecció, confidencialitat i gestió de la seguretat de la informació existent a la xarxa.</text:p>
              </text:list-item>
              <text:list-item>
                <text:p text:style-name="P17">Valorar la importància de la gestió de la xarxa, davant la necessitat de definir serveis, els modes d'accés i paràmetres dels sistemes de fitxers.</text:p>
              </text:list-item>
              <text:list-item>
                <text:p text:style-name="P17">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8" text:outline-level="3" text:is-list-header="true">Metodologia</text:h>
      <text:p text:style-name="Text_20_body"/>
      <table:table table:name="Taula14" table:style-name="Taula14">
        <table:table-column table:style-name="Taula14.A"/>
        <table:table-column table:style-name="Taula14.B"/>
        <table:table-column table:style-name="Taula14.C"/>
        <table:table-header-rows>
          <table:table-row>
            <table:table-cell table:style-name="Taula14.A1" office:value-type="string">
              <text:p text:style-name="P18">Sessió</text:p>
            </table:table-cell>
            <table:table-cell table:style-name="Taula14.A1" office:value-type="string">
              <text:p text:style-name="P18">Activitats d'ensenyament-aprenentatge</text:p>
            </table:table-cell>
            <table:table-cell table:style-name="Taula14.C1" office:value-type="string">
              <text:p text:style-name="P18">Temps</text:p>
            </table:table-cell>
          </table:table-row>
        </table:table-header-rows>
        <table:table-row>
          <table:table-cell table:style-name="Taula14.A2" office:value-type="string">
            <text:p text:style-name="P19">1</text:p>
          </table:table-cell>
          <table:table-cell table:style-name="Taula14.B2" office:value-type="string">
            <text:p text:style-name="P10">NA 1. Activitats de presentació-motivació</text:p>
            <text:p text:style-name="P20">A través d'una exposició oral i amb l'ajuda d'unes transparències en format digital, transmetre la importància de la gestió i l'administració d'una xarxa, davant les necessitats d'oferir uns serveis operatius. És a dir, cal donar-li forma al conjunt de servidors i clients de manera que facilitin la seva utilització als usuaris autoritzats.</text:p>
          </table:table-cell>
          <table:table-cell table:style-name="Taula14.C2" office:value-type="string">
            <text:p text:style-name="P21"/>
            <text:p text:style-name="P21"/>
            <text:p text:style-name="P21"/>
            <text:p text:style-name="P21"/>
            <text:p text:style-name="P21">40 min.</text:p>
          </table:table-cell>
        </table:table-row>
        <table:table-row>
          <table:table-cell table:style-name="Taula14.A2" office:value-type="string">
            <text:p text:style-name="P19">1</text:p>
          </table:table-cell>
          <table:table-cell table:style-name="Taula14.B2" office:value-type="string">
            <text:p text:style-name="P10">NA 2. Activitats de coneixements previs</text:p>
            <text:p text:style-name="P20">Mitjançant una activitat de grup realitzaré preguntes obertes a la classe, amb l'objectiu d'esbrinar el nivell de coneixement que tenen els alumnes sobre l'administració i gestió d'una xarxa, així com de la figura i el rol que exerceix l'administrador de xarxa.</text:p>
          </table:table-cell>
          <table:table-cell table:style-name="Taula14.C2" office:value-type="string">
            <text:p text:style-name="P21">40 min.</text:p>
          </table:table-cell>
        </table:table-row>
        <table:table-row>
          <table:table-cell table:style-name="Taula14.B2" office:value-type="string">
            <text:p text:style-name="P19"/>
            <text:p text:style-name="P19"/>
            <text:p text:style-name="P19"/>
            <text:p text:style-name="P19"/>
            <text:p text:style-name="P19"/>
            <text:p text:style-name="P19">1, 2, 3, 4, 5, 6, 7, 8, 9, 10, 11, 12, 13, 14, 15, 16, 17 i 18</text:p>
            <text:p text:style-name="P19"/>
            <text:p text:style-name="P19"/>
            <text:p text:style-name="P19"/>
            <text:p text:style-name="P19"/>
            <text:p text:style-name="P19"/>
            <text:p text:style-name="P19"/>
            <text:p text:style-name="P19"/>
            <text:p text:style-name="P19"/>
            <text:p text:style-name="P19"/>
            <text:p text:style-name="P19">3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2, 3, 4, 5, 6, 7, 8, 9, 10, 11, 12, 13, 14, 15, 16, 17 i 18</text:p>
          </table:table-cell>
          <table:table-cell table:style-name="Taula14.B2" office:value-type="string">
            <text:p text:style-name="P10">NA 3. Activitats de desenvolupament de continguts</text:p>
            <text:p text:style-name="P20">Explicació oral amb el suport de documentació en forma de transparències digitals de:</text:p>
            <text:list text:style-name="L10">
              <text:list-item>
                <text:p text:style-name="P22"><text:span text:style-name="T1">NA 3.1 </text:span>L'administrador de la xarxa, funcions i tasques que exerceix.</text:p>
              </text:list-item>
              <text:list-item>
                <text:p text:style-name="P22"><text:span text:style-name="T1">NA 3.2 </text:span>Organització de la xarxa: </text:p>
              </text:list-item>
              <text:list-item>
                <text:p text:style-name="P22"><text:span text:style-name="T1">NA 3.3 </text:span>Serveis de xarxa en GNU/Linux: Serveis de comunicacions (DNS, DHCP, Proxy), Serveis d'accés remot i administració de fitxers remots ( FTP), Serveis web (Apache), Serveis de correu (IMAP i POP3), Serveis d'impressores (CUPS), etc.</text:p>
              </text:list-item>
              <text:list-item>
                <text:p text:style-name="P22"><text:span text:style-name="T1">NA 3.4 </text:span>Control remot de la xarxa. Terminals. Protocols TELNET, SSH. Accés remot a escriptoris.</text:p>
              </text:list-item>
              <text:list-item>
                <text:p text:style-name="P22"><text:span text:style-name="T1">NA 3.5 </text:span>Estacions clients. Tipus de clients. Estacions de treball, estacions lleugeres i estacions sense disc.</text:p>
              </text:list-item>
              <text:list-item>
                <text:p text:style-name="P22"><text:span text:style-name="T1">NA 3.6 </text:span>El sistema d'accés a la xarxa: assignació de noms i adreces, comptes d'usuaris, drets d'accés, perfils d'usuari, sistemes globals d'accés.</text:p>
              </text:list-item>
              <text:list-item>
                <text:p text:style-name="P22"><text:span text:style-name="T1">NA 3.7 </text:span>Serveis de xarxa GNU/Linux de directori i de gestió d'usuaris en xarxa (NIS, NFS, LDAP).</text:p>
              </text:list-item>
              <text:list-item>
                <text:p text:style-name="P22"><text:span text:style-name="T1">NA 3.8 </text:span>Control d'accés a serveis. Llibreries PAM.D.</text:p>
              </text:list-item>
              <text:list-item>
                <text:p text:style-name="P22"><text:span text:style-name="T1">NA 3.9 </text:span>Optimització de la xarxa: anàlisi de problemes i mesures correctores, protocols per a la gestió de xarxes.</text:p>
              </text:list-item>
              <text:list-item>
                <text:p text:style-name="P22"><text:span text:style-name="T1">NA 3.10</text:span><text:span text:style-name="T2"> </text:span>Documentació del sistema.</text:p>
              </text:list-item>
            </text:list>
            <text:list text:style-name="L11">
              <text:list-item>
                <text:p text:style-name="P23">Mitjançant la tècnica de <text:span text:style-name="T3">Brainstorming:</text:span></text:p>
              </text:list-item>
              <text:list-item>
                <text:p text:style-name="P24"><text:span text:style-name="T1">NA 4.</text:span><text:span text:style-name="T2"> </text:span>1era sessió. Descriurem tots junts a la pissarra els serveis oferts per les xarxes d'àrea local i la seva corresponent gestió.</text:p>
                <text:p text:style-name="P25">Per parelles realitzaran les següents activitats:</text:p>
                <text:list>
                  <text:list-item>
                    <text:list>
                      <text:list-item>
                        <text:p text:style-name="P24"><text:span text:style-name="T1">NA 5.1</text:span><text:span text:style-name="T2"> </text:span>Elaborar un esquema on s'estableixin les funcions d'administració diferenciant-ho clarament de la resta d'usuaris.</text:p>
                      </text:list-item>
                      <text:list-item>
                        <text:p text:style-name="P24"><text:span text:style-name="T1">NA 5.2</text:span><text:span text:style-name="T2"> </text:span>Mitjançant una sèrie de supòsits pràctics, es manejaran els comandaments i les utilitats de la xarxa a nivell d'usuari, realitzant tot el conjunt d'operacions permès i comprovant els resultats obtinguts.</text:p>
                      </text:list-item>
                      <text:list-item>
                        <text:p text:style-name="P24"><text:span text:style-name="T1">NA 5.3</text:span><text:span text:style-name="T2"> </text:span>Crearem grups, usuaris, directoris, fitxers, etc. sobre els quals es procedirà a simular l'administració del sistema efectuant les operacions de manteniment habituals, assignant i modificant atributs i drets, etc.</text:p>
                      </text:list-item>
                      <text:list-item>
                        <text:p text:style-name="P24"><text:span text:style-name="T1">NA 5.4</text:span><text:span text:style-name="T2"> </text:span>Realitzarem scripts d'ajuda a l'administració del sistema.</text:p>
                      </text:list-item>
                      <text:list-item>
                        <text:p text:style-name="P24"><text:span text:style-name="T1">NA 5.5</text:span><text:span text:style-name="T2"> </text:span>Realitzarem la instal·lació, configuració i posterior gestió d'una Intranet a la xarxa local proporcionant els serveis de correu electrònic, servidor SFTP, servidor web. Accés remot SSH, etc. Per realitzar aquesta pràctica els alumnes treballaran en parelles, de manera que un component de la parella treballarà des de la vessant del client i l'altre des de la vessant del servidor i finalment s'intercanviaran els rols.</text:p>
                      </text:list-item>
                      <text:list-item>
                        <text:p text:style-name="P24"><text:span text:style-name="T1">NA 5.6</text:span><text:span text:style-name="T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4"><text:span text:style-name="T1">NA 5.7</text:span><text:span text:style-name="T2"> </text:span>Es faran pràctiques de l'ús de xarxa a nivell d'usuari: accés a fitxers remots, connexió d'unitats de xarxa remotes, accés remot, protecció de fitxers, etc.</text:p>
                      </text:list-item>
                      <text:list-item>
                        <text:p text:style-name="P24"><text:span text:style-name="T1">NA 5.8</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4"><text:span text:style-name="T1">NA 5.9</text:span><text:span text:style-name="T2">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4"><text:span text:style-name="T1">NA 5.10</text:span><text:span text:style-name="T2"> </text:span>Realitzaran un diagrama, esquema, resum de les etapes i processos a realitzar per la instal·lació de xarxa.</text:p>
                      </text:list-item>
                      <text:list-item>
                        <text:p text:style-name="P24"><text:span text:style-name="T1">NA 5.11</text:span><text:span text:style-name="T2"> </text:span>Finalment, els alumnes proposaran un esquema amb el maquinari i programari que utilitzarà la xarxa: mitjans de transmissió, estacions de treball, servidors de xarxa, perifèrics, etc.</text:p>
                      </text:list-item>
                      <text:list-item>
                        <text:p text:style-name="P24"><text:span text:style-name="T1">NA 5.12</text:span><text:span text:style-name="T2"> </text:span>Es realitzaran les operacions necessàries per posar en explotació la xarxa, efectuar-ne el manteniment i assegurar-ne el funcionament i la seguretat del mateix.</text:p>
                      </text:list-item>
                    </text:list>
                  </text:list-item>
                </text:list>
              </text:list-item>
            </text:list>
          </table:table-cell>
          <table:table-cell table:style-name="Taula14.C4" office:value-type="string">
            <text:p text:style-name="P21"/>
            <text:p text:style-name="P21"/>
            <text:p text:style-name="P21"/>
            <text:p text:style-name="P21"/>
            <text:p text:style-name="P21"/>
            <text:p text:style-name="P21"/>
            <text:p text:style-name="P21"/>
            <text:p text:style-name="P21"/>
            <text:p text:style-name="P21">50 min./ sessió</text:p>
            <text:p text:style-name="P21"/>
            <text:p text:style-name="P21"/>
            <text:p text:style-name="P21"/>
            <text:p text:style-name="P21"><text:s text:c="2"/></text:p>
            <text:p text:style-name="P21"/>
            <text:p text:style-name="P21"/>
            <text:p text:style-name="P21"/>
            <text:p text:style-name="P21"/>
            <text:p text:style-name="P21"/>
            <text:p text:style-name="P21"/>
            <text:p text:style-name="P21">40 min./ sessió</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60 min./ sessió</text:p>
            <text:p text:style-name="P21"/>
            <text:p text:style-name="P21"/>
            <text:p text:style-name="P21"/>
            <text:p text:style-name="P21"/>
            <text:p text:style-name="P21"/>
          </table:table-cell>
        </table:table-row>
        <table:table-row>
          <table:table-cell table:style-name="Taula14.B2" office:value-type="string">
            <text:p text:style-name="P19"/>
            <text:p text:style-name="P19"/>
            <text:p text:style-name="P19">19</text:p>
          </table:table-cell>
          <table:table-cell table:style-name="Taula14.B2" office:value-type="string">
            <text:p text:style-name="P26">Activitats de reforç</text:p>
            <text:list text:style-name="L12">
              <text:list-item>
                <text:p text:style-name="P27"><text:span text:style-name="T4">NA 6.1</text:span><text:span text:style-name="T5"> </text:span>Realitzar un taula d'utilitats i comandaments accessibles tant per a l'administrador del sistema com per als usuaris, establint en cada cas les possibilitats i limitacions existents a cadascun d'ells.</text:p>
              </text:list-item>
              <text:list-item>
                <text:p text:style-name="P27"><text:span text:style-name="T4">NA 6.2</text:span><text:span text:style-name="T5"> </text:span>Realitzar un estudi de dos casos per al disseny de xarxes, en una petita empresa i en una empresa mitjana.</text:p>
              </text:list-item>
            </text:list>
          </table:table-cell>
          <table:table-cell table:style-name="Taula14.C4" office:value-type="string">
            <text:p text:style-name="P21"/>
            <text:p text:style-name="P21">60 min./ sessió</text:p>
          </table:table-cell>
        </table:table-row>
        <table:table-row>
          <table:table-cell table:style-name="Taula14.A2" office:value-type="string">
            <text:p text:style-name="P28">20</text:p>
          </table:table-cell>
          <table:table-cell table:style-name="Taula14.B2" office:value-type="string">
            <text:p text:style-name="P10">Activitats d'avaluació</text:p>
            <text:p text:style-name="P20">L'observació i seguiment mitjançant la fitxa de registre (vegeu l'Annex) dels exercicis realitzats a classe.</text:p>
            <text:p text:style-name="P20"><text:span text:style-name="T4">NA 7.</text:span><text:span text:style-name="T5"> </text:span><text:span text:style-name="T2">Prova objectiva escrita</text:span> de 30 preguntes curtes sobre els continguts conceptuals i procedimentals de la unitat. L'observació i seguiment dels exercicis realitzats a classe.</text:p>
          </table:table-cell>
          <table:table-cell table:style-name="Taula14.C2" office:value-type="string">
            <text:p text:style-name="P21">100 min.</text:p>
          </table:table-cell>
        </table:table-row>
        <table:table-row>
          <table:table-cell table:style-name="Taula14.A2" table:number-columns-spanned="2" office:value-type="string">
            <text:p text:style-name="P29">Total d'hores:</text:p>
          </table:table-cell>
          <table:covered-table-cell/>
          <table:table-cell table:style-name="Taula14.C2" office:value-type="string">
            <text:p text:style-name="P30">50h</text:p>
          </table:table-cell>
        </table:table-row>
      </table:table>
      <text:p text:style-name="P31"/>
      <text:p text:style-name="P32">Segons el quadre d'activitats proposat s'empren en els següents:</text:p>
      <text:list text:style-name="L13">
        <text:list-item>
          <text:p text:style-name="P33">Espais: <text:span text:style-name="T6">les activitats es desenvoluparan a l'aula d'informàtica.</text:span></text:p>
        </text:list-item>
        <text:list-item>
          <text:p text:style-name="P33">Agrupaments: <text:span text:style-name="T6">les activitats a desenvolupar seran realitzades per equips de 2 a 3 alumnes, amb l'objectiu d'incentivar el treball en equip i les relacions interpersonals. Les practiques es faran a nivell individual per tal d'incentivar la capacitat d'iniciativa i autonomia dels alumnes.</text:span></text:p>
        </text:list-item>
        <text:list-item>
          <text:p text:style-name="P33">Recursos:</text:p>
          <text:list>
            <text:list-item>
              <text:p text:style-name="P34"><text:span text:style-name="T7">El llibre de text </text:span><text:span text:style-name="T8">Xarxes d'àrea local</text:span><text:span text:style-name="T7"> de McGraw Hill. Equips informàtics i transparències.</text:span><text:span text:style-name="T9"> 3 vídeos explicatius dels temes de la unitat.</text:span></text:p>
            </text:list-item>
          </text:list>
        </text:list-item>
      </text:list>
      <text:list text:style-name="L14">
        <text:list-item>
          <text:p text:style-name="P35">Una sèrie d'adreces web (vegeu l'annex), que contenen informació sobre els continguts tractats en la unitat. </text:p>
        </text:list-item>
        <text:list-item>
          <text:p text:style-name="P35">Sistema operatiu GNU/Linux. Distribució SkoleLinux.</text:p>
        </text:list-item>
      </text:list>
      <text:h text:style-name="P36" text:outline-level="3" text:is-list-header="true">Avaluació</text:h>
      <text:p text:style-name="P37">CRITERIS D'AVALUACIÓ</text:p>
      <text:list text:style-name="L15">
        <text:list-item>
          <text:p text:style-name="P38">Reconèixer les variables d'entorn i configuració, fitxers de procediments i configuració, el seu contingut i la seva finalitat tant en servidors com en estacions de treball.</text:p>
        </text:list-item>
        <text:list-item>
          <text:p text:style-name="P38">Identificar les utilitats que proporciona el sistema per automatitzar les funcions d'administració de la xarxa, la seva funció i la seva sintaxi.</text:p>
        </text:list-item>
        <text:list-item>
          <text:p text:style-name="P38">Elegir les utilitats adequades, el seu ordre d'aplicació i l'estat del sistema més adequat per realitzar funcions d'administració dels sistemes tals com: manteniment d'usuaris, gestió d'arxius, processos, cues, etc.</text:p>
        </text:list-item>
        <text:list-item>
          <text:p text:style-name="P38">Citar els recursos bàsics que cal controlar en l'explotació d'una xarxa, els paràmetres que els mesuren i les seves unitats.</text:p>
        </text:list-item>
        <text:list-item>
          <text:p text:style-name="P38">Descriure procediments i utilitats de mesura de la utilització de recursos.</text:p>
        </text:list-item>
        <text:list-item>
          <text:p text:style-name="P38">Proposar mesures que millorin l'explotació d'un recurs instal·lat a la xarxa.</text:p>
        </text:list-item>
      </text:list>
      <text:p text:style-name="P39">INSTRUMENTS I PROCEDIMENTS D'AVALUACIÓ</text:p>
      <text:p text:style-name="P40">Mitjançant una prova objectiva escrita que consta de 30 preguntes curtes on s'avalua els continguts conceptuals i procedimentals.</text:p>
      <text:p text:style-name="P40">Mitjançant la fitxa de registre (veure l'Annex 1), avaluaré els continguts actitudinals: motivació i interès per la matèria, participació, observació d'activitats i assistència.</text:p>
      <text:p text:style-name="P41">CRITERIS DE QUALIFICACIÓ</text:p>
      <text:p text:style-name="P40">La nota d'aquesta unitat didàctica s'obté de la nota ponderada de les notes obtingudes en la prova objectiva i de les observacions anotades a la fitxa de registre, puntuant de 0 a 10 punts. El percentatge assignat a cadascuna de les parts serà:</text:p>
      <text:list text:style-name="L16">
        <text:list-item>
          <text:p text:style-name="P42"><text:span text:style-name="T10">25 % continguts conceptuals (suport), 60% procedimentals (organitzadors) i 15% actitudinals</text:span><text:span text:style-name="T11"> </text:span></text:p>
        </text:list-item>
      </text:list>
      <text:p text:style-name="P43">ACTIVITATS</text:p>
      <table:table table:name="Taula4" table:style-name="Taula4">
        <table:table-column table:style-name="Taula4.A"/>
        <table:table-column table:style-name="Taula4.B"/>
        <table:table-row>
          <table:table-cell table:style-name="Taula4.A1" table:number-columns-spanned="2" office:value-type="string">
            <text:p text:style-name="P44">FITXA NUCLI D'ACTIVITAT UD4 / NA 3.5 / 01</text:p>
            <text:p text:style-name="P44">Estacions clients. Tipus de clients. Estacions de treball, estacions lleugeres i estacions sense disc.</text:p>
          </table:table-cell>
          <table:covered-table-cell/>
        </table:table-row>
        <table:table-row>
          <table:table-cell table:style-name="Taula4.A2" office:value-type="string">
            <text:p text:style-name="P45">Identificador de l'activitat:</text:p>
          </table:table-cell>
          <table:table-cell table:style-name="Taula4.B2" office:value-type="string">
            <text:p text:style-name="P45">UD4 / NA 3.5 /01</text:p>
          </table:table-cell>
        </table:table-row>
        <table:table-row>
          <table:table-cell table:style-name="Taula4.A2" office:value-type="string">
            <text:p text:style-name="P45">Durada:</text:p>
          </table:table-cell>
          <table:table-cell table:style-name="Taula4.B2" office:value-type="string">
            <text:p text:style-name="P46"><text:s/>50 min.</text:p>
          </table:table-cell>
        </table:table-row>
        <table:table-row>
          <table:table-cell table:style-name="Taula4.A4" table:number-columns-spanned="2" office:value-type="string">
            <text:p text:style-name="P47">Definició de l'activitat</text:p>
          </table:table-cell>
          <table:covered-table-cell/>
        </table:table-row>
        <table:table-row>
          <table:table-cell table:style-name="Taula4.A5" table:number-columns-spanned="2" office:value-type="string">
            <text:list text:style-name="L17">
              <text:list-item text:start-value="1">
                <text:p text:style-name="P48">Explicació oral amb el suport de transparències dels diferents tipus de client, la configuració de clients lleugers, avantatges i inconvenients.</text:p>
              </text:list-item>
            </text:list>
          </table:table-cell>
          <table:covered-table-cell/>
        </table:table-row>
        <table:table-row>
          <table:table-cell table:style-name="Taula4.A4" table:number-columns-spanned="2" office:value-type="string">
            <text:p text:style-name="P49">Objectius que l’alumnat ha d’assolir</text:p>
          </table:table-cell>
          <table:covered-table-cell/>
        </table:table-row>
        <table:table-row>
          <table:table-cell table:style-name="Taula4.A5" table:number-columns-spanned="2" office:value-type="string">
            <text:list text:style-name="L18">
              <text:list-item>
                <text:p text:style-name="P50">Conèixer i entendre el concepte de client lleuger en arquitectures client-servidor.</text:p>
              </text:list-item>
              <text:list-item>
                <text:p text:style-name="P50">Conèixer els diferents tipus de clients segons el pes de càrrega que suporten del sistema. De menor a major càrrega: clients lleugers, estacions de treball sense disc i estacions de treball.</text:p>
              </text:list-item>
              <text:list-item>
                <text:p text:style-name="P50">Saber destacar quines són les avantatges de la tecnologia thin client (terminal lleuger).</text:p>
              </text:list-item>
              <text:list-item>
                <text:p text:style-name="P50">Saber destacar quines són les avantatges de la tecnologia fat client (terminal pesat).</text:p>
              </text:list-item>
              <text:list-item>
                <text:p text:style-name="P50">Conèixer el Linux Server Terminal Project (LTSP) i les distribucions Linux que l'utilitzen.</text:p>
              </text:list-item>
              <text:list-item>
                <text:p text:style-name="P50">Explicar el procés d'instal·lació de LTSP de forma manual. Requisits.</text:p>
              </text:list-item>
            </text:list>
          </table:table-cell>
          <table:covered-table-cell/>
        </table:table-row>
        <table:table-row>
          <table:table-cell table:style-name="Taula4.A4" table:number-columns-spanned="2" office:value-type="string">
            <text:p text:style-name="P51">Organitzadors previs</text:p>
          </table:table-cell>
          <table:covered-table-cell/>
        </table:table-row>
        <table:table-row>
          <table:table-cell table:style-name="Taula4.A5" table:number-columns-spanned="2" office:value-type="string">
            <text:list text:style-name="L19">
              <text:list-item>
                <text:p text:style-name="P52">Administració de Debian en línia de comandes (sistemes operatius multiusuari).</text:p>
              </text:list-item>
            </text:list>
          </table:table-cell>
          <table:covered-table-cell/>
        </table:table-row>
        <table:table-row>
          <table:table-cell table:style-name="Taula4.A4" table:number-columns-spanned="2" office:value-type="string">
            <text:p text:style-name="P47">Continguts a desenvolupar</text:p>
          </table:table-cell>
          <table:covered-table-cell/>
        </table:table-row>
        <table:table-row>
          <table:table-cell table:style-name="Taula4.A5" table:number-columns-spanned="2" office:value-type="string">
            <text:p text:style-name="P53"/>
            <text:list text:style-name="L18">
              <text:list-item text:start-value="1">
                <text:p text:style-name="P50">Clients lleugers en arquitectures client-servidor.</text:p>
              </text:list-item>
              <text:list-item>
                <text:p text:style-name="P50">Tipus de clients:</text:p>
                <text:list>
                  <text:list-item>
                    <text:p text:style-name="P50">Segons la distribució de la càrrega. De menor a major càrrega:</text:p>
                    <text:list>
                      <text:list-item>
                        <text:p text:style-name="P50">Clients lleugers.</text:p>
                      </text:list-item>
                      <text:list-item>
                        <text:p text:style-name="P50">Estacions de treball sense disc.</text:p>
                      </text:list-item>
                      <text:list-item>
                        <text:p text:style-name="P50">Estacions de treball.</text:p>
                      </text:list-item>
                    </text:list>
                  </text:list-item>
                </text:list>
              </text:list-item>
              <text:list-item>
                <text:p text:style-name="P50">Avantatges de la tecnologia thin client (terminal lleuger).</text:p>
              </text:list-item>
              <text:list-item>
                <text:p text:style-name="P50">Avantatges de la tecnologia fat client (terminal pesat).</text:p>
              </text:list-item>
              <text:list-item>
                <text:p text:style-name="P50">Conèixer el Linux Server Terminal Project (LTSP) i les distribucions Linux que l'utilitzen.</text:p>
              </text:list-item>
              <text:list-item>
                <text:p text:style-name="P50">Instal·lació manual de LTSP. Requisits previs, Errors.</text:p>
              </text:list-item>
            </text:list>
          </table:table-cell>
          <table:covered-table-cell/>
        </table:table-row>
        <table:table-row>
          <table:table-cell table:style-name="Taula4.A4" table:number-columns-spanned="2" office:value-type="string">
            <text:p text:style-name="P47">Desenvolupament de l'activitat</text:p>
          </table:table-cell>
          <table:covered-table-cell/>
        </table:table-row>
        <table:table-row>
          <table:table-cell table:style-name="Taula4.A5" table:number-columns-spanned="2" office:value-type="string">
            <text:list text:style-name="L20">
              <text:list-item>
                <text:p text:style-name="P54">Exposició oral amb demostracions interactives dels continguts.</text:p>
              </text:list-item>
            </text:list>
          </table:table-cell>
          <table:covered-table-cell/>
        </table:table-row>
        <table:table-row>
          <table:table-cell table:style-name="Taula4.A4" table:number-columns-spanned="2" office:value-type="string">
            <text:p text:style-name="P47">Recursos</text:p>
          </table:table-cell>
          <table:covered-table-cell/>
        </table:table-row>
        <table:table-row>
          <table:table-cell table:style-name="Taula4.A5" table:number-columns-spanned="2" office:value-type="string">
            <text:list text:style-name="L21">
              <text:list-item>
                <text:p text:style-name="P55">Ordinadors connectats amb xarxa d'àrea local i connexió a Internet.</text:p>
              </text:list-item>
              <text:list-item>
                <text:p text:style-name="P55">Conèixer el Sistema Operatiu i l'arquitectura de xarxa Skolelinux.</text:p>
              </text:list-item>
              <text:list-item>
                <text:p text:style-name="P55">Transparències que els alumnes poden descarregar-se de la Intranet.</text:p>
              </text:list-item>
            </text:list>
          </table:table-cell>
          <table:covered-table-cell/>
        </table:table-row>
        <table:table-row>
          <table:table-cell table:style-name="Taula4.A4" table:number-columns-spanned="2" office:value-type="string">
            <text:p text:style-name="P47">Avaluació</text:p>
          </table:table-cell>
          <table:covered-table-cell/>
        </table:table-row>
        <table:table-row>
          <table:table-cell table:style-name="Taula4.A5" table:number-columns-spanned="2" office:value-type="string">
            <text:p text:style-name="P40">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56"/>
      <table:table table:name="Taula5" table:style-name="Taula5">
        <table:table-column table:style-name="Taula5.A"/>
        <table:table-column table:style-name="Taula5.B"/>
        <table:table-row>
          <table:table-cell table:style-name="Taula5.A1" table:number-columns-spanned="2" office:value-type="string">
            <text:p text:style-name="P44">FITXA NUCLI D'ACTIVITAT UD5 / NA 5.2 / 02</text:p>
            <text:p text:style-name="P44">Configuració d'un client lleuger a SkoleLinux</text:p>
          </table:table-cell>
          <table:covered-table-cell/>
        </table:table-row>
        <table:table-row>
          <table:table-cell table:style-name="Taula5.A2" office:value-type="string">
            <text:p text:style-name="P45">Identificador de l'activitat:</text:p>
          </table:table-cell>
          <table:table-cell table:style-name="Taula5.B2" office:value-type="string">
            <text:p text:style-name="P45">UD4 / NA 3.5 /02</text:p>
          </table:table-cell>
        </table:table-row>
        <table:table-row>
          <table:table-cell table:style-name="Taula5.A2" office:value-type="string">
            <text:p text:style-name="P45">Durada:</text:p>
          </table:table-cell>
          <table:table-cell table:style-name="Taula5.B2" office:value-type="string">
            <text:p text:style-name="P46"><text:s/>30 min.</text:p>
          </table:table-cell>
        </table:table-row>
        <table:table-row>
          <table:table-cell table:style-name="Taula5.A4" table:number-columns-spanned="2" office:value-type="string">
            <text:p text:style-name="P47">Definició de l'activitat</text:p>
          </table:table-cell>
          <table:covered-table-cell/>
        </table:table-row>
        <table:table-row>
          <table:table-cell table:style-name="Taula5.A5" table:number-columns-spanned="2" office:value-type="string">
            <text:list text:style-name="L22">
              <text:list-item text:start-value="1">
                <text:p text:style-name="P57">Realització d'un exercici pràctic (amb el suport de les transparències, de la wiki (wikimedia) i de la intranet Moodle) al qual hauran d'instal·lar un client lleuger a la xarxa Skolelinux de l'aula d'Informàtica.</text:p>
              </text:list-item>
            </text:list>
          </table:table-cell>
          <table:covered-table-cell/>
        </table:table-row>
        <table:table-row>
          <table:table-cell table:style-name="Taula5.A4" table:number-columns-spanned="2" office:value-type="string">
            <text:p text:style-name="P49">Objectius que l’alumnat ha d’assolir</text:p>
          </table:table-cell>
          <table:covered-table-cell/>
        </table:table-row>
        <table:table-row>
          <table:table-cell table:style-name="Taula5.A5" table:number-columns-spanned="2" office:value-type="string">
            <text:list text:style-name="L23">
              <text:list-item>
                <text:p text:style-name="P58">Conèixer el procés d'instal·lació de ltsp. </text:p>
              </text:list-item>
              <text:list-item>
                <text:p text:style-name="P58">Serveis previs necessaris per tal de fer funcionar un client lleuger per ltsp.</text:p>
              </text:list-item>
              <text:list-item>
                <text:p text:style-name="P58">Preparació del client lleuger:</text:p>
                <text:list>
                  <text:list-item>
                    <text:p text:style-name="P58">Suport PXE</text:p>
                  </text:list-item>
                  <text:list-item>
                    <text:p text:style-name="P58">Sense suports PXE. Creació del fitxer d'arrancada amb boot'o'matic</text:p>
                  </text:list-item>
                  <text:list-item>
                    <text:p text:style-name="P58">Obtenir l'adreça MAC del client (Linux Live)</text:p>
                    <text:list>
                      <text:list-item>
                        <text:p text:style-name="P59">Configuració del servidor:</text:p>
                        <text:list>
                          <text:list-item>
                            <text:p text:style-name="P59">Configuració NFS</text:p>
                          </text:list-item>
                          <text:list-item>
                            <text:p text:style-name="P59">Configuració DHCP</text:p>
                          </text:list-item>
                          <text:list-item>
                            <text:p text:style-name="P59">Configuració a través de webmin</text:p>
                          </text:list-item>
                        </text:list>
                      </text:list-item>
                    </text:list>
                  </text:list-item>
                </text:list>
              </text:list-item>
            </text:list>
          </table:table-cell>
          <table:covered-table-cell/>
        </table:table-row>
        <table:table-row>
          <table:table-cell table:style-name="Taula5.A4" table:number-columns-spanned="2" office:value-type="string">
            <text:p text:style-name="P51">Organitzadors previs</text:p>
          </table:table-cell>
          <table:covered-table-cell/>
        </table:table-row>
        <table:table-row>
          <table:table-cell table:style-name="Taula5.A5" table:number-columns-spanned="2" office:value-type="string">
            <text:list text:style-name="L24">
              <text:list-item>
                <text:p text:style-name="P60">Administració de Debian en línia de comandes (sistemes operatius multiusuari).</text:p>
              </text:list-item>
              <text:list-item>
                <text:p text:style-name="P60">Conèixer l'arquitectura SkoleLinux.</text:p>
              </text:list-item>
            </text:list>
          </table:table-cell>
          <table:covered-table-cell/>
        </table:table-row>
        <table:table-row>
          <table:table-cell table:style-name="Taula5.A4" table:number-columns-spanned="2" office:value-type="string">
            <text:p text:style-name="P47">Continguts a desenvolupar</text:p>
          </table:table-cell>
          <table:covered-table-cell/>
        </table:table-row>
        <table:table-row>
          <table:table-cell table:style-name="Taula5.A5" table:number-columns-spanned="2" office:value-type="string">
            <text:list text:style-name="L23">
              <text:list-item text:start-value="1">
                <text:p text:style-name="P58">Instal·lar ltsp. Particularitats d'Skolelinux.</text:p>
              </text:list-item>
              <text:list-item>
                <text:p text:style-name="P58">Serveis pre-configurats a SkoleLinux.</text:p>
              </text:list-item>
              <text:list-item>
                <text:p text:style-name="P58">PXE i boot'o'matic.</text:p>
              </text:list-item>
              <text:list-item>
                <text:p text:style-name="P58">Realització de la prova de configurar un client lleuger.</text:p>
              </text:list-item>
              <text:list-item>
                <text:p text:style-name="P58">Resolució de problemes.</text:p>
              </text:list-item>
            </text:list>
          </table:table-cell>
          <table:covered-table-cell/>
        </table:table-row>
        <table:table-row>
          <table:table-cell table:style-name="Taula5.A4" table:number-columns-spanned="2" office:value-type="string">
            <text:p text:style-name="P47">Desenvolupament de l'activitat</text:p>
          </table:table-cell>
          <table:covered-table-cell/>
        </table:table-row>
        <table:table-row>
          <table:table-cell table:style-name="Taula5.A5" table:number-columns-spanned="2" office:value-type="string">
            <text:list text:style-name="L25">
              <text:list-item>
                <text:p text:style-name="P61">Pràctica guiada de realització d'exercicis.</text:p>
              </text:list-item>
            </text:list>
          </table:table-cell>
          <table:covered-table-cell/>
        </table:table-row>
        <table:table-row>
          <table:table-cell table:style-name="Taula5.A4" table:number-columns-spanned="2" office:value-type="string">
            <text:p text:style-name="P47">Recursos</text:p>
          </table:table-cell>
          <table:covered-table-cell/>
        </table:table-row>
        <table:table-row>
          <table:table-cell table:style-name="Taula5.A5" table:number-columns-spanned="2" office:value-type="string">
            <text:list text:style-name="L26">
              <text:list-item>
                <text:p text:style-name="P62">Ordinadors connectats amb xarxa d'àrea local i connexió a Internet.</text:p>
              </text:list-item>
              <text:list-item>
                <text:p text:style-name="P62">Transparències que els alumnes poden descarregar-se de la Intranet.</text:p>
              </text:list-item>
              <text:list-item>
                <text:p text:style-name="P62">Wiki de referència.</text:p>
              </text:list-item>
            </text:list>
          </table:table-cell>
          <table:covered-table-cell/>
        </table:table-row>
        <table:table-row>
          <table:table-cell table:style-name="Taula5.A4" table:number-columns-spanned="2" office:value-type="string">
            <text:p text:style-name="P47">Avaluació</text:p>
          </table:table-cell>
          <table:covered-table-cell/>
        </table:table-row>
        <table:table-row>
          <table:table-cell table:style-name="Taula5.A5" table:number-columns-spanned="2" office:value-type="string">
            <text:p text:style-name="P40">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Cos_20_del_20_text_20_justificat" style:display-name="Cos del text justificat" style:family="paragraph" style:parent-style-name="Standard">
      <style:paragraph-properties fo:text-align="start" style:justify-single-word="false"/>
    </style:style>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199cm" fo:margin-right="0.199cm" fo:margin-top="0.101cm" fo:margin-bottom="0.101cm" fo:text-align="center" style:justify-single-word="false" fo:text-indent="0cm" style:auto-text-indent="false"/>
    </style:style>
    <style:style style:name="Encapçalament1" style:family="paragraph" style:parent-style-name="Standard">
      <style:paragraph-properties fo:margin-top="0.42cm" fo:margin-bottom="0.21cm"/>
    </style:style>
    <style:style style:name="Encapçalament2" style:family="paragraph" style:parent-style-name="Standard">
      <style:paragraph-properties fo:margin-top="0.42cm" fo:margin-bottom="0.21cm"/>
    </style:style>
    <style:style style:name="Dimensiona_20_la_20_línia" style:display-name="Dimensiona la línia" style:family="paragraph" style:parent-style-name="Standard"/>
    <style:style style:name="Per_20_defecte_7e_LT_7e_Gliederung_20_1" style:display-name="Per defecte~LT~Gliederung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Gliederung_20_2" style:display-name="Per defecte~LT~Gliederung 2" style:family="paragraph" style:parent-style-name="Per_20_defecte_7e_LT_7e_Gliederung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Per_20_defecte_7e_LT_7e_Gliederung_20_3" style:display-name="Per defecte~LT~Gliederung 3" style:family="paragraph" style:parent-style-name="Per_20_defect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Per_20_defect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7e_LT_7e_Gliederung_20_5" style:display-name="Per defecte~LT~Gliederung 5" style:family="paragraph" style:parent-style-name="Per_20_defecte_7e_LT_7e_Gliederung_20_4">
      <style:paragraph-properties fo:margin-left="6.001cm" fo:margin-right="0cm" fo:margin-top="0cm" fo:margin-bottom="0.101cm" fo:text-indent="-0.6cm" style:auto-text-indent="false">
        <style:tab-stops/>
      </style:paragraph-properties>
    </style:style>
    <style:style style:name="Per_20_defecte_7e_LT_7e_Gliederung_20_6" style:display-name="Per defecte~LT~Gliederung 6" style:family="paragraph" style:parent-style-name="Per_20_defecte_7e_LT_7e_Gliederung_20_5">
      <style:paragraph-properties fo:margin-left="7.2cm" fo:margin-right="0cm" fo:text-indent="-0.6cm" style:auto-text-indent="false">
        <style:tab-stops/>
      </style:paragraph-properties>
    </style:style>
    <style:style style:name="Per_20_defecte_7e_LT_7e_Gliederung_20_7" style:display-name="Per defecte~LT~Gliederung 7" style:family="paragraph" style:parent-style-name="Per_20_defecte_7e_LT_7e_Gliederung_20_6">
      <style:paragraph-properties fo:margin-left="8.4cm" fo:margin-right="0cm" fo:text-indent="-0.6cm" style:auto-text-indent="false">
        <style:tab-stops/>
      </style:paragraph-properties>
    </style:style>
    <style:style style:name="Per_20_defecte_7e_LT_7e_Gliederung_20_8" style:display-name="Per defecte~LT~Gliederung 8" style:family="paragraph" style:parent-style-name="Per_20_defecte_7e_LT_7e_Gliederung_20_7">
      <style:paragraph-properties fo:margin-left="9.601cm" fo:margin-right="0cm" fo:text-indent="-0.6cm" style:auto-text-indent="false">
        <style:tab-stops/>
      </style:paragraph-properties>
    </style:style>
    <style:style style:name="Per_20_defecte_7e_LT_7e_Gliederung_20_9" style:display-name="Per defecte~LT~Gliederung 9" style:family="paragraph" style:parent-style-name="Per_20_defecte_7e_LT_7e_Gliederung_20_8">
      <style:paragraph-properties fo:margin-left="10.8cm" fo:margin-right="0cm" fo:text-indent="-0.6cm" style:auto-text-indent="false">
        <style:tab-stops/>
      </style:paragraph-properties>
    </style:style>
    <style:style style:name="Per_20_defecte_7e_LT_7e_Titel" style:display-name="Per defecte~LT~Tite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style>
    <style:style style:name="Per_20_defecte_7e_LT_7e_Hintergrund" style:display-name="Per defecte~LT~Hintergrund" style:family="paragraph">
      <style:paragraph-properties style:text-autospace="none"/>
    </style:style>
    <style:style style:name="WW-Títo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es_20_de_20_fons" style:display-name="Objectes de fons" style:family="paragraph">
      <style:paragraph-properties style:text-autospace="none"/>
    </style:style>
    <style:style style:name="Fons"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Contorn_20_1" style:display-name="Contorn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Contorn_20_2" style:display-name="Contorn 2" style:family="paragraph" style:parent-style-name="Contorn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Contorn_20_3" style:display-name="Contorn 3" style:family="paragraph" style:parent-style-name="Contor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Contorn_20_4" style:display-name="Contorn 4" style:family="paragraph" style:parent-style-name="Contor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Contorn_20_5" style:display-name="Contorn 5" style:family="paragraph" style:parent-style-name="Contorn_20_4">
      <style:paragraph-properties fo:margin-left="6.001cm" fo:margin-right="0cm" fo:margin-top="0cm" fo:margin-bottom="0.101cm" fo:text-indent="-0.6cm" style:auto-text-indent="false">
        <style:tab-stops/>
      </style:paragraph-properties>
    </style:style>
    <style:style style:name="Contorn_20_6" style:display-name="Contorn 6" style:family="paragraph" style:parent-style-name="Contorn_20_5">
      <style:paragraph-properties fo:margin-left="7.2cm" fo:margin-right="0cm" fo:text-indent="-0.6cm" style:auto-text-indent="false">
        <style:tab-stops/>
      </style:paragraph-properties>
    </style:style>
    <style:style style:name="Contorn_20_7" style:display-name="Contorn 7" style:family="paragraph" style:parent-style-name="Contorn_20_6">
      <style:paragraph-properties fo:margin-left="8.4cm" fo:margin-right="0cm" fo:text-indent="-0.6cm" style:auto-text-indent="false">
        <style:tab-stops/>
      </style:paragraph-properties>
    </style:style>
    <style:style style:name="Contorn_20_8" style:display-name="Contorn 8" style:family="paragraph" style:parent-style-name="Contorn_20_7">
      <style:paragraph-properties fo:margin-left="9.601cm" fo:margin-right="0cm" fo:text-indent="-0.6cm" style:auto-text-indent="false">
        <style:tab-stops/>
      </style:paragraph-properties>
    </style:style>
    <style:style style:name="Contorn_20_9" style:display-name="Contorn 9" style:family="paragraph" style:parent-style-name="Contor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font-size="21pt" fo:font-style="italic" fo:font-weight="bold" style:font-size-asian="21pt" style:font-style-asian="italic" style:font-weight-asian="bold" style:font-size-complex="21pt" style:font-style-complex="italic" style:font-weight-complex="bold"/>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Heading_20__28_user_29_" style:display-name="Heading (user)" style:family="paragraph">
      <style:paragraph-properties fo:margin-top="0.746cm" fo:margin-bottom="0.374cm" style:text-autospace="none"/>
      <style:text-properties style:font-name="Arial" fo:font-size="24.5pt" style:font-name-asian="Arial" style:font-size-asian="24.5pt" style:font-name-complex="Arial" style:font-size-complex="24.5pt"/>
    </style:style>
    <style:style style:name="heading_20_2" style:display-name="heading 2" style:family="paragraph">
      <style:paragraph-properties fo:margin-top="0.746cm" fo:margin-bottom="0.374cm" style:text-autospace="none"/>
      <style:text-properties style:font-name="Arial" fo:font-size="24.5pt" fo:font-style="italic" fo:font-weight="bold" style:font-name-asian="Arial" style:font-size-asian="24.5pt" style:font-style-asian="italic" style:font-weight-asian="bold" style:font-name-complex="Arial" style:font-size-complex="24.5pt" style:font-style-complex="italic" style:font-weight-complex="bold"/>
    </style:style>
    <style:style style:name="Numbering_20_Symbols" style:display-name="Numbering Symbols" style:family="paragraph">
      <style:paragraph-properties style:text-autospace="none"/>
      <style:text-properties fo:font-size="21pt" style:font-size-asian="21pt" style:font-size-complex="21pt"/>
    </style:style>
    <style:style style:name="Per_20_defecte_20_3_7e_LT_7e_Gliederung_20_1" style:display-name="Per defecte 3~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3_7e_LT_7e_Gliederung_20_2" style:display-name="Per defecte 3~LT~Gliederung 2" style:family="paragraph" style:parent-style-name="Per_20_defecte_20_3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3_7e_LT_7e_Gliederung_20_3" style:display-name="Per defecte 3~LT~Gliederung 3" style:family="paragraph" style:parent-style-name="Per_20_defecte_20_3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3_7e_LT_7e_Gliederung_20_4" style:display-name="Per defecte 3~LT~Gliederung 4" style:family="paragraph" style:parent-style-name="Per_20_defecte_20_3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3_7e_LT_7e_Gliederung_20_5" style:display-name="Per defecte 3~LT~Gliederung 5" style:family="paragraph" style:parent-style-name="Per_20_defecte_20_3_7e_LT_7e_Gliederung_20_4">
      <style:paragraph-properties fo:margin-left="6.001cm" fo:margin-right="0cm" fo:margin-top="0cm" fo:margin-bottom="0.101cm" fo:text-indent="-0.6cm" style:auto-text-indent="false">
        <style:tab-stops/>
      </style:paragraph-properties>
    </style:style>
    <style:style style:name="Per_20_defecte_20_3_7e_LT_7e_Gliederung_20_6" style:display-name="Per defecte 3~LT~Gliederung 6" style:family="paragraph" style:parent-style-name="Per_20_defecte_20_3_7e_LT_7e_Gliederung_20_5">
      <style:paragraph-properties fo:margin-left="7.2cm" fo:margin-right="0cm" fo:text-indent="-0.6cm" style:auto-text-indent="false">
        <style:tab-stops/>
      </style:paragraph-properties>
    </style:style>
    <style:style style:name="Per_20_defecte_20_3_7e_LT_7e_Gliederung_20_7" style:display-name="Per defecte 3~LT~Gliederung 7" style:family="paragraph" style:parent-style-name="Per_20_defecte_20_3_7e_LT_7e_Gliederung_20_6">
      <style:paragraph-properties fo:margin-left="8.4cm" fo:margin-right="0cm" fo:text-indent="-0.6cm" style:auto-text-indent="false">
        <style:tab-stops/>
      </style:paragraph-properties>
    </style:style>
    <style:style style:name="Per_20_defecte_20_3_7e_LT_7e_Gliederung_20_8" style:display-name="Per defecte 3~LT~Gliederung 8" style:family="paragraph" style:parent-style-name="Per_20_defecte_20_3_7e_LT_7e_Gliederung_20_7">
      <style:paragraph-properties fo:margin-left="9.601cm" fo:margin-right="0cm" fo:text-indent="-0.6cm" style:auto-text-indent="false">
        <style:tab-stops/>
      </style:paragraph-properties>
    </style:style>
    <style:style style:name="Per_20_defecte_20_3_7e_LT_7e_Gliederung_20_9" style:display-name="Per defecte 3~LT~Gliederung 9" style:family="paragraph" style:parent-style-name="Per_20_defecte_20_3_7e_LT_7e_Gliederung_20_8">
      <style:paragraph-properties fo:margin-left="10.8cm" fo:margin-right="0cm" fo:text-indent="-0.6cm" style:auto-text-indent="false">
        <style:tab-stops/>
      </style:paragraph-properties>
    </style:style>
    <style:style style:name="Per_20_defecte_20_3_7e_LT_7e_Titel" style:display-name="Per defecte 3~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3_7e_LT_7e_Untertitel" style:display-name="Per defecte 3~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3_7e_LT_7e_Notizen" style:display-name="Per defecte 3~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3_7e_LT_7e_Hintergrundobjekte" style:display-name="Per defecte 3~LT~Hintergrundobjekte" style:family="paragraph">
      <style:paragraph-properties style:text-autospace="none"/>
    </style:style>
    <style:style style:name="Per_20_defecte_20_3_7e_LT_7e_Hintergrund" style:display-name="Per defecte 3~LT~Hintergrund" style:family="paragraph">
      <style:paragraph-properties style:text-autospace="none"/>
    </style:style>
    <style:style style:name="Per_20_defecte_20_2_7e_LT_7e_Gliederung_20_1" style:display-name="Per defecte 2~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2_7e_LT_7e_Gliederung_20_2" style:display-name="Per defecte 2~LT~Gliederung 2" style:family="paragraph" style:parent-style-name="Per_20_defecte_20_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2_7e_LT_7e_Gliederung_20_3" style:display-name="Per defecte 2~LT~Gliederung 3" style:family="paragraph" style:parent-style-name="Per_20_defecte_20_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2_7e_LT_7e_Gliederung_20_4" style:display-name="Per defecte 2~LT~Gliederung 4" style:family="paragraph" style:parent-style-name="Per_20_defecte_20_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2_7e_LT_7e_Gliederung_20_5" style:display-name="Per defecte 2~LT~Gliederung 5" style:family="paragraph" style:parent-style-name="Per_20_defecte_20_2_7e_LT_7e_Gliederung_20_4">
      <style:paragraph-properties fo:margin-left="6.001cm" fo:margin-right="0cm" fo:margin-top="0cm" fo:margin-bottom="0.101cm" fo:text-indent="-0.6cm" style:auto-text-indent="false">
        <style:tab-stops/>
      </style:paragraph-properties>
    </style:style>
    <style:style style:name="Per_20_defecte_20_2_7e_LT_7e_Gliederung_20_6" style:display-name="Per defecte 2~LT~Gliederung 6" style:family="paragraph" style:parent-style-name="Per_20_defecte_20_2_7e_LT_7e_Gliederung_20_5">
      <style:paragraph-properties fo:margin-left="7.2cm" fo:margin-right="0cm" fo:text-indent="-0.6cm" style:auto-text-indent="false">
        <style:tab-stops/>
      </style:paragraph-properties>
    </style:style>
    <style:style style:name="Per_20_defecte_20_2_7e_LT_7e_Gliederung_20_7" style:display-name="Per defecte 2~LT~Gliederung 7" style:family="paragraph" style:parent-style-name="Per_20_defecte_20_2_7e_LT_7e_Gliederung_20_6">
      <style:paragraph-properties fo:margin-left="8.4cm" fo:margin-right="0cm" fo:text-indent="-0.6cm" style:auto-text-indent="false">
        <style:tab-stops/>
      </style:paragraph-properties>
    </style:style>
    <style:style style:name="Per_20_defecte_20_2_7e_LT_7e_Gliederung_20_8" style:display-name="Per defecte 2~LT~Gliederung 8" style:family="paragraph" style:parent-style-name="Per_20_defecte_20_2_7e_LT_7e_Gliederung_20_7">
      <style:paragraph-properties fo:margin-left="9.601cm" fo:margin-right="0cm" fo:text-indent="-0.6cm" style:auto-text-indent="false">
        <style:tab-stops/>
      </style:paragraph-properties>
    </style:style>
    <style:style style:name="Per_20_defecte_20_2_7e_LT_7e_Gliederung_20_9" style:display-name="Per defecte 2~LT~Gliederung 9" style:family="paragraph" style:parent-style-name="Per_20_defecte_20_2_7e_LT_7e_Gliederung_20_8">
      <style:paragraph-properties fo:margin-left="10.8cm" fo:margin-right="0cm" fo:text-indent="-0.6cm" style:auto-text-indent="false">
        <style:tab-stops/>
      </style:paragraph-properties>
    </style:style>
    <style:style style:name="Per_20_defecte_20_2_7e_LT_7e_Titel" style:display-name="Per defecte 2~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2_7e_LT_7e_Untertitel" style:display-name="Per defecte 2~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2_7e_LT_7e_Notizen" style:display-name="Per defecte 2~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2_7e_LT_7e_Hintergrundobjekte" style:display-name="Per defecte 2~LT~Hintergrundobjekte" style:family="paragraph">
      <style:paragraph-properties style:text-autospace="none"/>
    </style:style>
    <style:style style:name="Per_20_defecte_20_2_7e_LT_7e_Hintergrund" style:display-name="Per defecte 2~LT~Hintergrund" style:family="paragraph">
      <style:paragraph-properties style:text-autospace="none"/>
    </style:style>
    <style:style style:name="Per_20_defecte_20_1_7e_LT_7e_Gliederung_20_1" style:display-name="Per defecte 1~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Gliederung_20_2" style:display-name="Per defecte 1~LT~Gliederung 2" style:family="paragraph" style:parent-style-name="Per_20_defecte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1_7e_LT_7e_Gliederung_20_3" style:display-name="Per defecte 1~LT~Gliederung 3" style:family="paragraph" style:parent-style-name="Per_20_defecte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1_7e_LT_7e_Gliederung_20_4" style:display-name="Per defecte 1~LT~Gliederung 4" style:family="paragraph" style:parent-style-name="Per_20_defecte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1_7e_LT_7e_Gliederung_20_5" style:display-name="Per defecte 1~LT~Gliederung 5" style:family="paragraph" style:parent-style-name="Per_20_defecte_20_1_7e_LT_7e_Gliederung_20_4">
      <style:paragraph-properties fo:margin-left="6.001cm" fo:margin-right="0cm" fo:margin-top="0cm" fo:margin-bottom="0.101cm" fo:text-indent="-0.6cm" style:auto-text-indent="false">
        <style:tab-stops/>
      </style:paragraph-properties>
    </style:style>
    <style:style style:name="Per_20_defecte_20_1_7e_LT_7e_Gliederung_20_6" style:display-name="Per defecte 1~LT~Gliederung 6" style:family="paragraph" style:parent-style-name="Per_20_defecte_20_1_7e_LT_7e_Gliederung_20_5">
      <style:paragraph-properties fo:margin-left="7.2cm" fo:margin-right="0cm" fo:text-indent="-0.6cm" style:auto-text-indent="false">
        <style:tab-stops/>
      </style:paragraph-properties>
    </style:style>
    <style:style style:name="Per_20_defecte_20_1_7e_LT_7e_Gliederung_20_7" style:display-name="Per defecte 1~LT~Gliederung 7" style:family="paragraph" style:parent-style-name="Per_20_defecte_20_1_7e_LT_7e_Gliederung_20_6">
      <style:paragraph-properties fo:margin-left="8.4cm" fo:margin-right="0cm" fo:text-indent="-0.6cm" style:auto-text-indent="false">
        <style:tab-stops/>
      </style:paragraph-properties>
    </style:style>
    <style:style style:name="Per_20_defecte_20_1_7e_LT_7e_Gliederung_20_8" style:display-name="Per defecte 1~LT~Gliederung 8" style:family="paragraph" style:parent-style-name="Per_20_defecte_20_1_7e_LT_7e_Gliederung_20_7">
      <style:paragraph-properties fo:margin-left="9.601cm" fo:margin-right="0cm" fo:text-indent="-0.6cm" style:auto-text-indent="false">
        <style:tab-stops/>
      </style:paragraph-properties>
    </style:style>
    <style:style style:name="Per_20_defecte_20_1_7e_LT_7e_Gliederung_20_9" style:display-name="Per defecte 1~LT~Gliederung 9" style:family="paragraph" style:parent-style-name="Per_20_defecte_20_1_7e_LT_7e_Gliederung_20_8">
      <style:paragraph-properties fo:margin-left="10.8cm" fo:margin-right="0cm" fo:text-indent="-0.6cm" style:auto-text-indent="false">
        <style:tab-stops/>
      </style:paragraph-properties>
    </style:style>
    <style:style style:name="Per_20_defecte_20_1_7e_LT_7e_Titel" style:display-name="Per defecte 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1_7e_LT_7e_Untertitel" style:display-name="Per defecte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Notizen" style:display-name="Per defecte 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1_7e_LT_7e_Hintergrundobjekte" style:display-name="Per defecte 1~LT~Hintergrundobjekte" style:family="paragraph">
      <style:paragraph-properties style:text-autospace="none"/>
    </style:style>
    <style:style style:name="Per_20_defecte_20_1_7e_LT_7e_Hintergrund" style:display-name="Per defecte 1~LT~Hintergrund" style:family="paragraph">
      <style:paragraph-properties style:text-autospace="none"/>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2T20:44:04</meta:creation-date>
    <dc:creator>sergi</dc:creator>
    <dc:date>2006-06-25T20:43:59</dc:date>
    <dc:language>ca-ES</dc:language>
    <meta:editing-cycles>11</meta:editing-cycles>
    <meta:editing-duration>PT3H18M24S</meta:editing-duration>
    <meta:user-defined meta:name="Info 1"/>
    <meta:user-defined meta:name="Info 2"/>
    <meta:user-defined meta:name="Info 3"/>
    <meta:user-defined meta:name="Info 4"/>
    <meta:document-statistic meta:table-count="5" meta:image-count="0" meta:object-count="0" meta:page-count="9" meta:paragraph-count="188" meta:word-count="2290" meta:character-count="15168"/>
  </office:meta>
</office:document-meta>
</file>